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1665in" fo:margin-bottom="0.1665in" loext:contextual-spacing="false" fo:line-height="100%"/>
    </style:style>
    <style:style style:name="P2" style:family="paragraph" style:parent-style-name="normal">
      <style:paragraph-properties fo:margin-top="0.1665in" fo:margin-bottom="0.1665in" loext:contextual-spacing="false" fo:line-height="100%" fo:break-before="auto" fo:break-after="auto"/>
      <style:text-properties fo:font-weight="bold" style:font-weight-asian="bold"/>
    </style:style>
    <style:style style:name="P3" style:family="paragraph" style:parent-style-name="normal">
      <style:paragraph-properties fo:margin-top="0.1665in" fo:margin-bottom="0.1665in" loext:contextual-spacing="false" fo:line-height="100%" fo:break-before="auto" fo:break-after="auto"/>
    </style:style>
    <style:style style:name="P4" style:family="paragraph" style:parent-style-name="normal">
      <style:paragraph-properties fo:margin-top="0.1665in" fo:margin-bottom="0.1665in" loext:contextual-spacing="false" fo:line-height="100%" fo:break-before="auto" fo:break-after="auto"/>
      <style:text-properties style:text-underline-style="solid" style:text-underline-type="double" style:text-underline-width="auto" style:text-underline-color="font-color"/>
    </style:style>
    <style:style style:name="P5" style:family="paragraph" style:parent-style-name="normal">
      <style:paragraph-properties fo:margin-top="0.1665in" fo:margin-bottom="0.1665in" loext:contextual-spacing="false" fo:line-height="100%" fo:break-before="auto" fo:break-after="auto"/>
      <style:text-properties officeooo:rsid="0015b8ab" officeooo:paragraph-rsid="0015b8ab"/>
    </style:style>
    <style:style style:name="P6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15b8ab"/>
    </style:style>
    <style:style style:name="P7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paragraph-rsid="0015ba6a"/>
    </style:style>
    <style:style style:name="P8" style:family="paragraph" style:parent-style-name="normal">
      <loext:graphic-properties draw:fill="solid" draw:fill-color="#fff2cc"/>
      <style:paragraph-properties fo:margin-top="0.1665in" fo:margin-bottom="0.1665in" loext:contextual-spacing="false" fo:line-height="100%" fo:break-before="auto" fo:break-after="auto" fo:background-color="#fff2cc" fo:padding="0in" fo:border="0.99pt solid #000000"/>
      <style:text-properties officeooo:rsid="0012dcdd" officeooo:paragraph-rsid="0012dcdd"/>
    </style:style>
    <style:style style:name="P9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</style:style>
    <style:style style:name="P10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1bdda" officeooo:paragraph-rsid="0011bdda"/>
    </style:style>
    <style:style style:name="P11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11bdda"/>
    </style:style>
    <style:style style:name="P12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2dcdd" officeooo:paragraph-rsid="0012dcdd"/>
    </style:style>
    <style:style style:name="P13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12dcdd"/>
    </style:style>
    <style:style style:name="P14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4a525" officeooo:paragraph-rsid="0014a525"/>
    </style:style>
    <style:style style:name="P15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5b8ab" officeooo:paragraph-rsid="0015b8ab"/>
    </style:style>
    <style:style style:name="P16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5ba6a" officeooo:paragraph-rsid="0015ba6a"/>
    </style:style>
    <style:style style:name="P17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6ff7d" officeooo:paragraph-rsid="0016ff7d"/>
    </style:style>
    <style:style style:name="P18" style:family="paragraph" style:parent-style-name="normal">
      <style:paragraph-properties fo:break-before="auto" fo:break-after="auto"/>
    </style:style>
    <style:style style:name="P19" style:family="paragraph" style:parent-style-name="normal">
      <style:paragraph-properties fo:margin-top="0.1665in" fo:margin-bottom="0in" loext:contextual-spacing="false" fo:line-height="100%" fo:break-before="auto" fo:break-after="auto"/>
    </style:style>
    <style:style style:name="P20" style:family="paragraph" style:parent-style-name="normal">
      <style:paragraph-properties fo:margin-top="0.139in" fo:margin-bottom="0.1665in" loext:contextual-spacing="false" fo:line-height="100%" fo:break-before="auto" fo:break-after="auto"/>
    </style:style>
    <style:style style:name="P21" style:family="paragraph" style:parent-style-name="normal">
      <style:paragraph-properties fo:margin-top="0in" fo:margin-bottom="0.1665in" loext:contextual-spacing="false" fo:line-height="100%" fo:break-before="auto" fo:break-after="auto"/>
    </style:style>
    <style:style style:name="P22" style:family="paragraph" style:parent-style-name="normal">
      <style:paragraph-properties fo:margin-top="0.139in" fo:margin-bottom="0.0555in" loext:contextual-spacing="false" fo:line-height="100%" fo:keep-together="auto" fo:break-before="auto" fo:break-after="auto" fo:keep-with-next="auto"/>
    </style:style>
    <style:style style:name="P23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1bdda" officeooo:paragraph-rsid="0011bdda"/>
    </style:style>
    <style:style style:name="P24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paragraph-rsid="0011bdda"/>
    </style:style>
    <style:style style:name="P25" style:family="paragraph" style:parent-style-name="normal">
      <loext:graphic-properties draw:fill="solid" draw:fill-color="#fff2cc"/>
      <style:paragraph-properties fo:background-color="#fff2cc" fo:padding="0in" fo:border="0.99pt solid #000000"/>
    </style:style>
    <style:style style:name="P26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2dcdd" officeooo:paragraph-rsid="0012dcdd"/>
    </style:style>
    <style:style style:name="P27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paragraph-rsid="0012dcdd"/>
    </style:style>
    <style:style style:name="P28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4a525" officeooo:paragraph-rsid="0014a525"/>
    </style:style>
    <style:style style:name="P29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5b8ab" officeooo:paragraph-rsid="0015b8ab"/>
    </style:style>
    <style:style style:name="P30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5ba6a" officeooo:paragraph-rsid="0015ba6a"/>
    </style:style>
    <style:style style:name="P31" style:family="paragraph" style:parent-style-name="Heading_20_1" style:master-page-name="Standard">
      <style:paragraph-properties style:page-number="1"/>
    </style:style>
    <style:style style:name="P32" style:family="paragraph" style:parent-style-name="Heading_20_2">
      <style:paragraph-properties fo:margin-top="0.1665in" fo:margin-bottom="0.1665in" loext:contextual-spacing="false" fo:line-height="100%" fo:keep-together="auto" fo:break-before="auto" fo:break-after="auto" fo:padding-left="0in" fo:padding-right="0in" fo:padding-top="0in" fo:padding-bottom="0.0291in" fo:border-left="none" fo:border-right="none" fo:border-top="none" fo:border-bottom="0.99pt solid #000000" fo:keep-with-next="auto" style:join-border="false"/>
    </style:style>
    <style:style style:name="P33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style:font-name="Courier New" style:text-underline-style="solid" style:text-underline-type="double" style:text-underline-width="auto" style:text-underline-color="font-color" style:font-name-asian="Courier New1" style:font-name-complex="Courier New1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7pt" fo:font-weight="bold" style:font-size-asian="17pt" style:font-weight-asian="bold" style:font-size-complex="17pt"/>
    </style:style>
    <style:style style:name="T10" style:family="text">
      <style:text-properties officeooo:rsid="0012dcdd"/>
    </style:style>
    <style:style style:name="T11" style:family="text">
      <style:text-properties officeooo:rsid="0015b8ab"/>
    </style:style>
    <style:style style:name="T12" style:family="text">
      <style:text-properties officeooo:rsid="0015b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6gbj8hwfu93v"/>Sets and Dictionaries</text:p>
      <text:p text:style-name="Heading_20_2"><text:bookmark text:name="_qncrmpqjhh6x"/>Exercises</text:p>
      <text:p text:style-name="Heading_20_3"><text:bookmark text:name="_u1ddizwzp2zj"/>Week 7</text:p>
      <text:p text:style-name="P1">Prior to attempting these exercises ensure you have read the lecture notes and/or viewed the video, and followed the practical. You may wish to use the Python interpreter in interactive mode to help work out the solutions to some of the questions.</text:p>
      <text:p text:style-name="P1">Download and store this document within your own filespace, so the contents can be edited. You will be able to refer to it during the test in Week 6.</text:p>
      <text:p text:style-name="P2"/>
      <text:p text:style-name="P9"><text:span text:style-name="T3">Enter your answers directly into the highlighted boxes.</text:span></text:p>
      <text:p text:style-name="P9"/>
      <text:p text:style-name="P19"/>
      <text:p text:style-name="P19"/>
      <text:p text:style-name="P2"/>
      <text:p text:style-name="P2"/>
      <text:p text:style-name="P2"/>
      <text:p text:style-name="P2"/>
      <text:p text:style-name="P2"/>
      <text:p text:style-name="P19"/>
      <text:p text:style-name="P19"/>
      <text:p text:style-name="P19"/>
      <text:p text:style-name="P19"/>
      <text:p text:style-name="P19">For more information about the module delivery, assessment and feedback please refer to the module within the MyBeckett portal.</text:p>
      <text:p text:style-name="P3"><text:span text:style-name="T4">_________________________________________________________________________</text:span></text:p>
      <text:p text:style-name="P32"><text:bookmark text:name="_hk4qp072oeds"/><text:span text:style-name="T5">©2020 Mark Dixon / Tony Jenkins</text:span></text:p>
      <text:p text:style-name="P3"/>
      <text:p text:style-name="P1"/>
      <text:p text:style-name="P1"><text:soft-page-break/>Specify two ways in which a Set varies from a List.</text:p>
      <text:p text:style-name="P19"><text:span text:style-name="T8">Answer:</text:span></text:p>
      <text:p text:style-name="P10">List is an ordered collection of elements, whereas set is an unordered collection of elements.</text:p>
      <text:p text:style-name="P23">List can contain duplicate elements, whereas set can not. <text:s/></text:p>
      <text:p text:style-name="P3"><text:span text:style-name="T4">_________________________________________________________________________</text:span></text:p>
      <text:p text:style-name="P4">Write a Python statement that uses the <text:span text:style-name="T6">set()</text:span> <text:span text:style-name="T8">constructor</text:span> to produce the same Set as the following -</text:p>
      <text:p text:style-name="P4"><text:span text:style-name="T6">languages = { "C++", "Java", "C#", "PHP", "JavaScript" }</text:span></text:p>
      <text:p text:style-name="P19"><text:span text:style-name="T8">Answer:</text:span></text:p>
      <text:p text:style-name="P9"/>
      <text:p text:style-name="P11"><text:s/><text:span text:style-name="T7">languages = { "C++", "Java", "C#", "PHP", "JavaScript" }</text:span></text:p>
      <text:p text:style-name="P24"><text:span text:style-name="T7">&gt;&gt;&gt; new_set = set(languages)</text:span></text:p>
      <text:p text:style-name="P24"><text:span text:style-name="T7">&gt;&gt;&gt; print(new_set)</text:span></text:p>
      <text:p text:style-name="P24"><text:span text:style-name="T7">{'PHP', 'C#', 'C++', 'JavaScript', 'Java'}</text:span></text:p>
      <text:p text:style-name="P24"><text:span text:style-name="T7"/></text:p>
      <text:p text:style-name="P3"><text:span text:style-name="T4">_________________________________________________________________________</text:span></text:p>
      <text:p text:style-name="P3">Is a Set <text:span text:style-name="T4">mutable</text:span> or <text:span text:style-name="T4">immutable</text:span>?</text:p>
      <text:p text:style-name="P19"><text:span text:style-name="T8">Answer:</text:span></text:p>
      <text:p text:style-name="P8">Set is mutable.</text:p>
      <text:p text:style-name="P9"/>
      <text:p text:style-name="P3"><text:span text:style-name="T4">_________________________________________________________________________</text:span></text:p>
      <text:p text:style-name="P3">Why does a Set not support <text:span text:style-name="T8">indexing</text:span> and <text:span text:style-name="T8">slicing</text:span> type operations?</text:p>
      <text:p text:style-name="P19"><text:span text:style-name="T8">Answer:</text:span></text:p>
      <text:p text:style-name="P13"><text:span text:style-name="T10">Set does not support indexing and slicing type operations because set is an unordered collection of elements.</text:span></text:p>
      <text:p text:style-name="P27"/>
      <text:p text:style-name="P3"><text:span text:style-name="T4">_________________________________________________________________________</text:span></text:p>
      <text:p text:style-name="P3">Why is a <text:span text:style-name="T6">frozenset()</text:span> different from a regular set?</text:p>
      <text:p text:style-name="P19"><text:span text:style-name="T8">Answer:</text:span></text:p>
      <text:p text:style-name="P9"/>
      <text:p text:style-name="P12">A frozenset() is different from a regular set because when it is created it’s contents cannot be modified.</text:p>
      <text:p text:style-name="P26"/>
      <text:p text:style-name="P3"><text:span text:style-name="T4">_________________________________________________________________________</text:span></text:p>
      <text:p text:style-name="P3"><text:soft-page-break/></text:p>
      <text:p text:style-name="P3">How many elements would exist in the following set?</text:p>
      <text:p text:style-name="P3"><text:span text:style-name="T6">names = set("John", "Eric", "Terry", "Michael", "Graham", "Terry")</text:span></text:p>
      <text:p text:style-name="P19"><text:span text:style-name="T8">Answer:</text:span></text:p>
      <text:p text:style-name="P14">Error</text:p>
      <text:p text:style-name="P28"><text:s/></text:p>
      <text:p text:style-name="P20">And how many elements would exist in this set?</text:p>
      <text:p text:style-name="P21"><text:span text:style-name="T6">vowels = set("aeiou")</text:span></text:p>
      <text:p text:style-name="P19"><text:span text:style-name="T8">Answer:</text:span></text:p>
      <text:p text:style-name="P14">5 elements would exist.</text:p>
      <text:p text:style-name="P9"/>
      <text:p text:style-name="P3"><text:span text:style-name="T4">_________________________________________________________________________</text:span></text:p>
      <text:p text:style-name="P3">What is the name given to the following type of expression which can be used to programmatically populate a set?</text:p>
      <text:p text:style-name="P3"><text:span text:style-name="T6">chars = {chr(n) for n in range(32, 128)}</text:span></text:p>
      <text:p text:style-name="P19"><text:span text:style-name="T8">Answer:</text:span></text:p>
      <text:p text:style-name="P14">Set comprehension is the name given to the following type of expression which can be used to programmatically populate a set.</text:p>
      <text:p text:style-name="P9"/>
      <text:p text:style-name="P3"><text:span text:style-name="T4">_________________________________________________________________________</text:span></text:p>
      <text:p text:style-name="P3">What <text:span text:style-name="T4">operator</text:span> can be used to calculate the intersection (common elements) between two sets?</text:p>
      <text:p text:style-name="P19"><text:span text:style-name="T8">Answer:</text:span></text:p>
      <text:p text:style-name="P14">Ampersand(&amp;) <text:s/><text:span text:style-name="T4">operator</text:span> can be used to calculate the intersection (common elements) between two sets.</text:p>
      <text:p text:style-name="P9"/>
      <text:p text:style-name="P3"><text:span text:style-name="T4">_________________________________________________________________________</text:span></text:p>
      <text:p text:style-name="P3">What <text:span text:style-name="T4">operator</text:span> can be used to calculate the difference between two sets?</text:p>
      <text:p text:style-name="P19"><text:span text:style-name="T8">Answer:</text:span></text:p>
      <text:p text:style-name="P14">Minus(-) <text:s/><text:span text:style-name="T4">operator</text:span> can be used to calculate the difference between two sets.</text:p>
      <text:p text:style-name="P9"/>
      <text:p text:style-name="P3"><text:span text:style-name="T4">_________________________________________________________________________</text:span></text:p>
      <text:p text:style-name="P3"/>
      <text:p text:style-name="P3">What would be the result of each of the following expressions?</text:p>
      <text:p text:style-name="P19"><text:soft-page-break/><text:span text:style-name="T6">{ "x", "y", "z" } &lt; { "z" , "u", "t", "y", "w", "x" }</text:span></text:p>
      <text:p text:style-name="P19"><text:span text:style-name="T8">Answer:</text:span></text:p>
      <text:p text:style-name="P9"/>
      <text:p text:style-name="P15">True</text:p>
      <text:p text:style-name="P29"/>
      <text:p text:style-name="P3"><text:span text:style-name="T6">{ "x", "y", "z" } &lt; { "z", "y", "x" }</text:span></text:p>
      <text:p text:style-name="P19"><text:span text:style-name="T8">Answer:</text:span></text:p>
      <text:p text:style-name="P9"/>
      <text:p text:style-name="P15">False</text:p>
      <text:p text:style-name="P29"/>
      <text:p text:style-name="P3"><text:span text:style-name="T6">{ "x", "y", "z" } &lt;= { "y", "z", "x" }</text:span></text:p>
      <text:p text:style-name="P19"><text:span text:style-name="T8">Answer:</text:span></text:p>
      <text:p text:style-name="P15">True</text:p>
      <text:p text:style-name="P9"/>
      <text:p text:style-name="P3"><text:span text:style-name="T6">{ "x" } &gt; { "x" }</text:span></text:p>
      <text:p text:style-name="P19"><text:span text:style-name="T8">Answer:</text:span></text:p>
      <text:p text:style-name="P15">False</text:p>
      <text:p text:style-name="P9"/>
      <text:p text:style-name="P3"><text:span text:style-name="T6">{ "x", "y" } &gt; { "x" }</text:span></text:p>
      <text:p text:style-name="P19"><text:span text:style-name="T8">Answer:</text:span></text:p>
      <text:p text:style-name="P15">True</text:p>
      <text:p text:style-name="P9"/>
      <text:p text:style-name="P3"><text:span text:style-name="T6">{ "x", "y" } == { "y", "x" }</text:span></text:p>
      <text:p text:style-name="P19"><text:span text:style-name="T8">Answer:</text:span></text:p>
      <text:p text:style-name="P15">True</text:p>
      <text:p text:style-name="P9"/>
      <text:p text:style-name="P3"><text:span text:style-name="T4">_________________________________________________________________________</text:span></text:p>
      <text:p text:style-name="P3">Write a Python statement that uses a <text:span text:style-name="T4">method</text:span> to perform the equivalent of the following operation -</text:p>
      <text:p text:style-name="P3"><text:span text:style-name="T6">languages = languages | { "Python" }</text:span></text:p>
      <text:p text:style-name="P19"><text:span text:style-name="T8">Answer:</text:span></text:p>
      <text:p text:style-name="P9"/>
      <text:p text:style-name="P9">&gt;&gt;&gt; languages = languages | { "Python" }</text:p>
      <text:p text:style-name="P25">&gt;&gt;&gt; languages = languages.union({"Python"})</text:p>
      <text:p text:style-name="P25">&gt;&gt;&gt; languages</text:p>
      <text:p text:style-name="P25">{'PHP', 'Python', 'C#', 'C++', 'JavaScript', 'Java'}</text:p>
      <text:p text:style-name="P25"/>
      <text:p text:style-name="P3"><text:soft-page-break/><text:span text:style-name="T4">_________________________________________________________________________</text:span></text:p>
      <text:p text:style-name="P3">Do the elements which are placed into a set always remain in the same position?</text:p>
      <text:p text:style-name="P19"><text:span text:style-name="T8">Answer:</text:span></text:p>
      <text:p text:style-name="P6"><text:span text:style-name="T11">T</text:span>he elements which are placed into a set <text:span text:style-name="T11">do not always remain in the same position.</text:span></text:p>
      <text:p text:style-name="P9"/>
      <text:p text:style-name="P3"><text:span text:style-name="T4">_________________________________________________________________________</text:span></text:p>
      <text:p text:style-name="P3">Is the following operation a <text:span text:style-name="T4">mutator</text:span> or an <text:span text:style-name="T4">accessor</text:span>?</text:p>
      <text:p text:style-name="P3"><text:span text:style-name="T6">languages &amp;= oo_languages</text:span></text:p>
      <text:p text:style-name="P19"><text:span text:style-name="T8">Answer:</text:span></text:p>
      <text:p text:style-name="P15">Mutator</text:p>
      <text:p text:style-name="P29"/>
      <text:p text:style-name="P3"><text:span text:style-name="T4">_________________________________________________________________________</text:span></text:p>
      <text:p text:style-name="P5">What term is often used to refer to each <text:span text:style-name="T8">pair</text:span> of elements stored within a <text:span text:style-name="T4">dictionary</text:span>?</text:p>
      <text:p text:style-name="P19"><text:span text:style-name="T8">Answer:</text:span></text:p>
      <text:p text:style-name="P15">key-value pair <text:s/>term is often used to refer to each <text:span text:style-name="T8">pair</text:span> of elements stored within a <text:span text:style-name="T4">dictionary.</text:span></text:p>
      <text:p text:style-name="P9"/>
      <text:p text:style-name="P3"><text:span text:style-name="T4">_________________________________________________________________________</text:span></text:p>
      <text:p text:style-name="P3">Is it possible for a dictionary to have more than one <text:span text:style-name="T4">key</text:span> with the same value?</text:p>
      <text:p text:style-name="P19"><text:span text:style-name="T8">Answer:</text:span></text:p>
      <text:p text:style-name="P16">It is not possible for a dictionary to have more than one <text:span text:style-name="T4">key</text:span> with the same value.</text:p>
      <text:p text:style-name="P30"/>
      <text:p text:style-name="P3"><text:span text:style-name="T4">_________________________________________________________________________</text:span></text:p>
      <text:p text:style-name="P3">Is it possible for a dictionary to have the same <text:span text:style-name="T4">value</text:span> appear more than once?</text:p>
      <text:p text:style-name="P19"><text:span text:style-name="T8">Answer:</text:span></text:p>
      <text:p text:style-name="P16">It is not possible for a dictionary to have the same <text:span text:style-name="T4">value</text:span> appear more than once.</text:p>
      <text:p text:style-name="P9"/>
      <text:p text:style-name="P3"><text:span text:style-name="T4">_________________________________________________________________________</text:span></text:p>
      <text:p text:style-name="P3"/>
      <text:p text:style-name="P3">Is a Dictionary <text:span text:style-name="T4">mutable</text:span> or <text:span text:style-name="T4">immutable</text:span>?</text:p>
      <text:p text:style-name="P19"><text:span text:style-name="T8">Answer:</text:span></text:p>
      <text:p text:style-name="P16">Dictionary is mutable.</text:p>
      <text:p text:style-name="P9"><text:soft-page-break/></text:p>
      <text:p text:style-name="P3"><text:span text:style-name="T4">_________________________________________________________________________</text:span></text:p>
      <text:p text:style-name="P3">Are the <text:span text:style-name="T4">key</text:span> values within a dictionary <text:span text:style-name="T4">mutable</text:span> or <text:span text:style-name="T4">immutable</text:span>?</text:p>
      <text:p text:style-name="P19"><text:span text:style-name="T8">Answer:</text:span></text:p>
      <text:p text:style-name="P7"><text:span text:style-name="T12">T</text:span>he <text:span text:style-name="T4">key</text:span> values within a dictionary <text:span text:style-name="T12">are immutable.</text:span></text:p>
      <text:p text:style-name="P9"/>
      <text:p text:style-name="P3"><text:span text:style-name="T4">_________________________________________________________________________</text:span></text:p>
      <text:p text:style-name="P3">How many <text:span text:style-name="T8">elements</text:span> exist in the following dictionary?</text:p>
      <text:p text:style-name="P3"><text:span text:style-name="T6">stock = {"apple":10, "banana":15, "orange":11}</text:span></text:p>
      <text:p text:style-name="P19"><text:span text:style-name="T8">Answer:</text:span></text:p>
      <text:p text:style-name="P16">3 <text:span text:style-name="T8">elements</text:span> exist.</text:p>
      <text:p text:style-name="P9"/>
      <text:p text:style-name="P22">And, what is the data-type of the <text:span text:style-name="T4">keys</text:span>?</text:p>
      <text:p text:style-name="P19"><text:span text:style-name="T8">Answer:</text:span></text:p>
      <text:p text:style-name="P9"/>
      <text:p text:style-name="P25">&lt;class 'dict'&gt;</text:p>
      <text:p text:style-name="P25"/>
      <text:p text:style-name="P18"/>
      <text:p text:style-name="P18">And, what output would be displayed by executing the following statement -</text:p>
      <text:p text:style-name="P3"><text:span text:style-name="T6">print(stock["banana"])</text:span></text:p>
      <text:p text:style-name="P19"><text:span text:style-name="T8">Answer:</text:span></text:p>
      <text:p text:style-name="P16">15</text:p>
      <text:p text:style-name="P9"/>
      <text:p text:style-name="P3"><text:span text:style-name="T4">_________________________________________________________________________</text:span></text:p>
      <text:p text:style-name="P3">Write a Python statement that uses the <text:span text:style-name="T6">dictionary()</text:span> <text:span text:style-name="T8">constructor</text:span> to produce the same dictionary as the following -</text:p>
      <text:p text:style-name="P3"><text:span text:style-name="T6">lang_gen = { "Java":3, "Assembly":2, "Machine Code":1 }</text:span></text:p>
      <text:p text:style-name="P19"><text:span text:style-name="T8">Answer:</text:span></text:p>
      <text:p text:style-name="P9">&gt;&gt;&gt; lang_gen = { "Java":3, "Assembly":2, "Machine Code":1 }</text:p>
      <text:p text:style-name="P25">&gt;&gt;&gt; lang_gen = dict({"Java":3, "Assembly":2, "Machine Code":1})</text:p>
      <text:p text:style-name="P25">&gt;&gt;&gt; lang_gen</text:p>
      <text:p text:style-name="P25">{'Java': 3, 'Assembly': 2, 'Machine Code': 1}</text:p>
      <text:p text:style-name="P9"/>
      <text:p text:style-name="P21">Now write a simple expression that tests whether the word <text:span text:style-name="T6">"Assembly"</text:span> is a member of the dictionary.</text:p>
      <text:p text:style-name="P19"><text:soft-page-break/><text:span text:style-name="T8">Answer:</text:span></text:p>
      <text:p text:style-name="P9"/>
      <text:p text:style-name="P9">&gt;&gt;&gt; lang_gen = {"Java":3, "Assembly":2, "Machine Code":1}</text:p>
      <text:p text:style-name="P25">&gt;&gt;&gt; if "Assembly" in lang_gen:</text:p>
      <text:p text:style-name="P25">... <text:s text:c="4"/>print("The word 'Assembly' is a member of the dictionary.")</text:p>
      <text:p text:style-name="P25">... else:</text:p>
      <text:p text:style-name="P25">... <text:s text:c="4"/>print("The word 'Assembly' is not a member of the dictionary.")</text:p>
      <text:p text:style-name="P25">...</text:p>
      <text:p text:style-name="P25">The word 'Assembly' is a member of the dictionary.</text:p>
      <text:p text:style-name="P25"/>
      <text:p text:style-name="P3"><text:span text:style-name="T4">_________________________________________________________________________</text:span></text:p>
      <text:p text:style-name="P3">Write some Python code that uses a <text:span text:style-name="T6">for</text:span> statement to iterate over a dictionary called <text:span text:style-name="T6">module_stats</text:span> and print only its <text:span text:style-name="T4">values</text:span> (i.e. do not output any keys) -</text:p>
      <text:p text:style-name="P19"><text:span text:style-name="T8">Answer:</text:span></text:p>
      <text:p text:style-name="P9"/>
      <text:p text:style-name="P9">&gt;&gt;&gt; module_stats = {"Java":3, "Assembly":2, "Machine Code":1}</text:p>
      <text:p text:style-name="P25">&gt;&gt;&gt;</text:p>
      <text:p text:style-name="P25">&gt;&gt;&gt; for value in module_stats.values():</text:p>
      <text:p text:style-name="P25">... <text:s text:c="4"/>print(value)</text:p>
      <text:p text:style-name="P25">...</text:p>
      <text:p text:style-name="P25">3</text:p>
      <text:p text:style-name="P25">2</text:p>
      <text:p text:style-name="P25">1</text:p>
      <text:p text:style-name="P20">Now write another loop which prints the only the <text:span text:style-name="T4">keys</text:span> -</text:p>
      <text:p text:style-name="P19"><text:span text:style-name="T8">Answer:</text:span></text:p>
      <text:p text:style-name="P9"/>
      <text:p text:style-name="P9">&gt;&gt;&gt; module_stats = {"Java":3, "Assembly":2, "Machine Code":1}</text:p>
      <text:p text:style-name="P25">&gt;&gt;&gt;</text:p>
      <text:p text:style-name="P25">&gt;&gt;&gt; for key in module_stats.keys():</text:p>
      <text:p text:style-name="P25">... <text:s text:c="4"/>print(key)</text:p>
      <text:p text:style-name="P25">...</text:p>
      <text:p text:style-name="P25">Java</text:p>
      <text:p text:style-name="P25">Assembly</text:p>
      <text:p text:style-name="P25">Machine Code</text:p>
      <text:p text:style-name="P3"><text:span text:style-name="T4">_________________________________________________________________________</text:span></text:p>
      <text:p text:style-name="P3">Is it possible to construct a dictionary using <text:s/>a <text:span text:style-name="T4">comprehension</text:span> style expression, as supported by lists and sets?</text:p>
      <text:p text:style-name="P19"><text:span text:style-name="T8">Answer:</text:span></text:p>
      <text:p text:style-name="P17">yes, it is possible to construct a dictionary using <text:s/>a <text:span text:style-name="T4">comprehension</text:span> style expression, as supported by lists and sets.</text:p>
      <text:p text:style-name="P9"/>
      <text:p text:style-name="P3"><text:soft-page-break/><text:span text:style-name="T4">________________________________________________________________________</text:span></text:p>
      <text:p text:style-name="P3">When a Dictionary type value is being passed as an argument to a function, what characters can be used as a prefix to force the dictionary to be <text:span text:style-name="T4">unpacked</text:span> prior to the call being made?</text:p>
      <text:p text:style-name="P19"><text:span text:style-name="T8">Answer:</text:span></text:p>
      <text:p text:style-name="P17">Double asterisk(**) <text:s/>can be used as a prefix to force the dictionary to be <text:span text:style-name="T4">unpacked</text:span> prior to the call being made.</text:p>
      <text:p text:style-name="P9"/>
      <text:p text:style-name="P21"/>
      <text:p text:style-name="P2"/>
      <text:p text:style-name="P2"/>
      <text:p text:style-name="P3"><text:span text:style-name="T4">_________________________________________________________________________</text:span></text:p>
      <text:p text:style-name="P18"/>
      <text:p text:style-name="P33"><text:bookmark text:name="_vetvld75xnul"/><text:span text:style-name="T9">Exercises are complete</text:span></text:p>
      <text:p text:style-name="P1">Save this logbook with your answers. Then ask your tutor to check your responses to each question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3T19:58:26.265000000</dc:date>
    <meta:editing-duration>PT9M27S</meta:editing-duration>
    <meta:editing-cycles>1</meta:editing-cycles>
    <meta:document-statistic meta:table-count="0" meta:image-count="0" meta:object-count="0" meta:page-count="8" meta:paragraph-count="174" meta:word-count="1082" meta:character-count="7940" meta:non-whitespace-character-count="7005"/>
    <meta:generator>Neat_Office/6.2.8.2$Windows_x86 LibreOffice_project/</meta:generator>
  </office:meta>
</office:document-meta>
</file>